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05cm"/>
    </style:style>
    <style:style style:name="gr2" style:family="graphic" style:parent-style-name="standard">
      <style:graphic-properties svg:stroke-width="0.05cm" svg:stroke-color="#000000" draw:marker-start-width="0.275cm" draw:marker-end-width="0.275cm" draw:fill="solid" draw:fill-color="#ffffff" draw:textarea-horizontal-align="center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withoutfill">
      <style:graphic-properties svg:stroke-width="0.05cm" draw:marker-start-width="0.275cm" draw:marker-end-width="0.275cm" draw:fill="none" draw:textarea-horizontal-align="center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color="#000000" draw:fill="none" draw:fill-color="#ffffff" fo:min-height="0.65cm"/>
    </style:style>
    <style:style style:name="gr6" style:family="graphic" style:parent-style-name="standard">
      <style:graphic-properties draw:stroke="none" svg:stroke-color="#000000" draw:fill="none" draw:fill-color="#ffffff" fo:min-height="0.552cm"/>
    </style:style>
    <style:style style:name="gr7" style:family="graphic" style:parent-style-name="standard">
      <style:graphic-properties draw:stroke="none" svg:stroke-color="#000000" draw:fill="none" draw:fill-color="#ffffff" fo:min-height="0.713cm"/>
    </style:style>
    <style:style style:name="gr8" style:family="graphic" style:parent-style-name="standard">
      <style:graphic-properties draw:stroke="none" svg:stroke-color="#000000" draw:fill="none" draw:fill-color="#ffffff" fo:min-height="2.137cm"/>
    </style:style>
    <style:style style:name="gr9" style:family="graphic" style:parent-style-name="standard">
      <style:graphic-properties draw:stroke="none" svg:stroke-color="#000000" draw:fill="none" draw:fill-color="#ffffff" fo:min-height="0.475cm"/>
    </style:style>
    <style:style style:name="gr10" style:family="graphic" style:parent-style-name="objectwithoutfill">
      <style:graphic-properties svg:stroke-width="0.1cm" svg:stroke-color="#ff3333" draw:marker-start-width="0.35cm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11" style:family="graphic" style:parent-style-name="standard">
      <style:graphic-properties draw:stroke="none" svg:stroke-color="#000000" draw:fill="none" draw:fill-color="#ffffff" fo:min-height="0.25cm"/>
    </style:style>
    <style:style style:name="gr12" style:family="graphic" style:parent-style-name="standard">
      <style:graphic-properties draw:stroke="none" svg:stroke-color="#000000" draw:fill="none" draw:fill-color="#ffffff" fo:min-height="3.25cm"/>
    </style:style>
    <style:style style:name="gr13" style:family="graphic" style:parent-style-name="standard">
      <style:graphic-properties draw:stroke="none" svg:stroke-color="#000000" draw:fill="none" draw:fill-color="#ffffff" fo:min-height="0.85cm"/>
    </style:style>
    <style:style style:name="gr14" style:family="graphic" style:parent-style-name="standard">
      <style:graphic-properties draw:stroke="none" svg:stroke-color="#000000" draw:fill="none" draw:fill-color="#ffffff" fo:min-height="0.775cm"/>
    </style:style>
    <style:style style:name="gr15" style:family="graphic" style:parent-style-name="standard">
      <style:graphic-properties draw:stroke="none" svg:stroke-color="#000000" draw:fill="none" draw:fill-color="#ffffff" fo:min-height="0.35cm"/>
    </style:style>
    <style:style style:name="gr16" style:family="graphic" style:parent-style-name="standard">
      <style:graphic-properties draw:stroke="none" svg:stroke-color="#000000" draw:fill="none" draw:fill-color="#ffffff" fo:min-height="2.65cm"/>
    </style:style>
    <style:style style:name="P1" style:family="paragraph">
      <style:paragraph-properties fo:text-align="center"/>
    </style:style>
    <style:style style:name="P2" style:family="paragraph">
      <style:text-properties fo:font-size="14pt" fo:font-style="italic" style:font-size-asian="14pt" style:font-style-asian="italic" style:font-size-complex="14pt" style:font-style-complex="italic"/>
    </style:style>
    <style:style style:name="P3" style:family="paragraph">
      <style:text-properties fo:color="#ff3333" fo:font-family="Arial" style:font-family-generic="swiss" style:font-pitch="variable" fo:font-size="12pt" style:font-size-asian="12pt" style:font-size-complex="12pt"/>
    </style:style>
    <style:style style:name="P4" style:family="paragraph">
      <style:paragraph-properties fo:text-align="center"/>
      <style:text-properties fo:color="#ff3333" fo:font-family="Arial" style:font-family-generic="swiss" style:font-pitch="variable"/>
    </style:style>
    <style:style style:name="P5" style:family="paragraph">
      <style:text-properties fo:color="#ff3333" fo:font-size="12pt" style:font-size-asian="12pt" style:font-size-complex="12pt"/>
    </style:style>
    <style:style style:name="P6" style:family="paragraph">
      <style:text-properties fo:font-size="14pt" style:font-size-asian="14pt" style:font-size-complex="14pt"/>
    </style:style>
    <style:style style:name="T1" style:family="text">
      <style:text-properties fo:language="da" fo:country="DK"/>
    </style:style>
    <style:style style:name="T2" style:family="text">
      <style:text-properties fo:font-size="14pt" fo:language="en" fo:country="US" fo:font-style="italic" style:font-size-asian="14pt" style:font-style-asian="italic" style:font-size-complex="14pt" style:font-style-complex="italic"/>
    </style:style>
    <style:style style:name="T3" style:family="text">
      <style:text-properties fo:language="en" fo:country="US"/>
    </style:style>
    <style:style style:name="T4" style:family="text">
      <style:text-properties fo:color="#ff3333" fo:font-size="12pt" style:font-size-asian="12pt" style:font-size-complex="12pt"/>
    </style:style>
    <style:style style:name="T5" style:family="text">
      <style:text-properties fo:font-size="14pt" fo:language="ro" fo:country="RO" style:font-size-asian="14pt" style:font-size-complex="14pt"/>
    </style:style>
    <style:style style:name="T6" style:family="text">
      <style:text-properties fo:font-size="14pt" fo:language="en" fo:country="US" style:font-size-asian="14pt" style:font-size-complex="14pt"/>
    </style:style>
    <style:style style:name="T7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layer="layout" svg:width="14.7cm" svg:height="1.3cm" svg:x="1.6cm" svg:y="1.5cm">
          <draw:text-box>
            <text:p><text:span text:style-name="T1">Doubly-linked list </text:span></text:p>
          </draw:text-box>
        </draw:frame>
        <draw:g>
          <draw:path draw:style-name="gr2" draw:text-style-name="P1" draw:layer="layout" svg:width="3.099cm" svg:height="1.199cm" svg:x="2cm" svg:y="4.4cm" svg:viewBox="0 0 3100 1200" svg:d="M0 1200v-1200h3100v1200zM2600 0v1200zM0 900h2600z">
            <text:p/>
          </draw:path>
          <draw:path draw:style-name="gr2" draw:text-style-name="P1" xml:id="id1" draw:id="id1" draw:layer="layout" svg:width="3.099cm" svg:height="1.199cm" svg:x="2cm" svg:y="4.4cm" svg:viewBox="0 0 3100 1200" svg:d="M0 1200v-1200h3100v1200zM2600 0v1200zM0 900h2600z">
            <text:p/>
          </draw:path>
          <draw:path draw:style-name="gr2" draw:text-style-name="P1" xml:id="id4" draw:id="id4" draw:layer="layout" svg:width="3.099cm" svg:height="1.199cm" svg:x="14.6cm" svg:y="4.4cm" svg:viewBox="0 0 3100 1200" svg:d="M0 1200v-1200h3100v1200zM2600 0v1200zM0 900h2600z">
            <text:p/>
          </draw:path>
          <draw:path draw:style-name="gr2" draw:text-style-name="P1" xml:id="id3" draw:id="id3" draw:layer="layout" svg:width="3.099cm" svg:height="1.199cm" svg:x="10.4cm" svg:y="4.4cm" svg:viewBox="0 0 3100 1200" svg:d="M0 1200v-1200h3100v1200zM2600 0v1200zM0 900h2600z">
            <text:p/>
          </draw:path>
          <draw:path draw:style-name="gr2" draw:text-style-name="P1" xml:id="id2" draw:id="id2" draw:layer="layout" svg:width="3.099cm" svg:height="1.199cm" svg:x="6.3cm" svg:y="4.4cm" svg:viewBox="0 0 3100 1200" svg:d="M0 1200v-1200h3100v1200zM2600 0v1200zM0 900h2600z">
            <text:p/>
          </draw:path>
          <draw:connector draw:style-name="gr3" draw:text-style-name="P1" draw:layer="layout" draw:type="lines" svg:x1="5.1cm" svg:y1="5cm" svg:x2="6.3cm" svg:y2="5cm" draw:start-shape="id1" draw:start-glue-point="1" draw:end-shape="id2" draw:end-glue-point="3" svg:d="M5100 5000h525 150 525">
            <text:p/>
          </draw:connector>
          <draw:connector draw:style-name="gr3" draw:text-style-name="P1" draw:layer="layout" draw:type="lines" svg:x1="9.4cm" svg:y1="5cm" svg:x2="10.4cm" svg:y2="5cm" draw:start-shape="id2" draw:start-glue-point="1" draw:end-shape="id3" draw:end-glue-point="3" svg:d="M9400 5000h525-50 525">
            <text:p/>
          </draw:connector>
          <draw:connector draw:style-name="gr3" draw:text-style-name="P1" draw:layer="layout" draw:type="lines" svg:x1="13.5cm" svg:y1="5cm" svg:x2="14.6cm" svg:y2="5cm" draw:start-shape="id3" draw:start-glue-point="1" draw:end-shape="id4" draw:end-glue-point="3" svg:d="M13500 5000h525 50 525">
            <text:p/>
          </draw:connector>
          <draw:connector draw:style-name="gr3" draw:text-style-name="P1" draw:layer="layout" draw:type="curve" svg:x1="7.85cm" svg:y1="5.6cm" svg:x2="3.55cm" svg:y2="5.6cm" draw:start-shape="id2" draw:start-glue-point="2" draw:end-shape="id1" draw:end-glue-point="2" svg:d="M7850 5600c0 787-4300 787-4300 0">
            <text:p/>
          </draw:connector>
          <draw:connector draw:style-name="gr3" draw:text-style-name="P1" draw:layer="layout" draw:type="curve" svg:x1="11.95cm" svg:y1="5.6cm" svg:x2="7.85cm" svg:y2="5.6cm" draw:start-shape="id3" draw:start-glue-point="2" draw:end-shape="id2" draw:end-glue-point="2" svg:d="M11950 5600c0 787-4100 787-4100 0">
            <text:p/>
          </draw:connector>
          <draw:connector draw:style-name="gr3" draw:text-style-name="P1" draw:layer="layout" draw:type="curve" svg:x1="16.15cm" svg:y1="5.6cm" svg:x2="11.95cm" svg:y2="5.6cm" draw:start-shape="id4" draw:start-glue-point="2" draw:end-shape="id3" svg:d="M16150 5600c0 787-4200 787-4200 0">
            <text:p/>
          </draw:connector>
          <draw:path draw:style-name="gr4" draw:text-style-name="P1" xml:id="id6" draw:id="id6" draw:layer="layout" svg:width="0.647cm" svg:height="0.223cm" svg:x="3.252cm" svg:y="6.676cm" svg:viewBox="0 0 648 224" svg:d="M0 0h648zM0 224h648z">
            <text:p/>
          </draw:path>
          <draw:path draw:style-name="gr4" draw:text-style-name="P1" xml:id="id5" draw:id="id5" draw:layer="layout" svg:width="0.2cm" svg:height="0.599cm" svg:x="18.899cm" svg:y="4.7cm" svg:viewBox="0 0 201 600" svg:d="M1 600l-1-600zM201 600l-1-600z">
            <text:p/>
          </draw:path>
          <draw:connector draw:style-name="gr3" draw:text-style-name="P1" draw:layer="layout" draw:type="curve" svg:x1="17.7cm" svg:y1="5cm" svg:x2="18.899cm" svg:y2="5cm" draw:start-shape="id4" draw:start-glue-point="1" draw:end-shape="id5" draw:end-glue-point="3" svg:d="M17700 5000h1199">
            <text:p/>
          </draw:connector>
          <draw:connector draw:style-name="gr3" draw:text-style-name="P1" draw:layer="layout" draw:type="line" svg:x1="3.55cm" svg:y1="5.6cm" svg:x2="3.576cm" svg:y2="6.676cm" draw:start-shape="id1" draw:start-glue-point="2" draw:end-shape="id6" draw:end-glue-point="0" svg:d="M3550 5600l26 1076">
            <text:p/>
          </draw:connector>
          <draw:frame draw:style-name="gr5" draw:text-style-name="P2" xml:id="id7" draw:id="id7" draw:layer="layout" svg:width="1.7cm" svg:height="0.9cm" svg:x="2.7cm" svg:y="2.8cm">
            <draw:text-box>
              <text:p><text:span text:style-name="T2">Head</text:span></text:p>
            </draw:text-box>
          </draw:frame>
          <draw:connector draw:style-name="gr3" draw:text-style-name="P1" draw:layer="layout" draw:type="line" svg:x1="3.55cm" svg:y1="3.7cm" svg:x2="3.55cm" svg:y2="4.4cm" draw:start-shape="id7" draw:start-glue-point="2" draw:end-shape="id1" draw:end-glue-point="0" svg:d="M3550 3700v700">
            <text:p/>
          </draw:connector>
          <draw:frame draw:style-name="gr6" draw:text-style-name="P2" xml:id="id8" draw:id="id8" draw:layer="layout" svg:width="2.1cm" svg:height="0.802cm" svg:x="15.1cm" svg:y="2.9cm">
            <draw:text-box>
              <text:p><text:span text:style-name="T2">Last</text:span></text:p>
            </draw:text-box>
          </draw:frame>
          <draw:connector draw:style-name="gr3" draw:text-style-name="P1" draw:layer="layout" draw:type="line" svg:x1="16.15cm" svg:y1="3.702cm" svg:x2="16.15cm" svg:y2="4.4cm" draw:start-shape="id8" draw:start-glue-point="2" draw:end-shape="id4" draw:end-glue-point="0" svg:d="M16150 3702v698">
            <text:p/>
          </draw:connector>
        </draw:g>
        <draw:path draw:style-name="gr2" draw:text-style-name="P1" draw:layer="layout" svg:width="3.099cm" svg:height="1.199cm" svg:x="1.4cm" svg:y="15.6cm" svg:viewBox="0 0 3100 1200" svg:d="M0 1200v-1200h3100v1200zM2600 0v1200zM0 900h2600z">
          <text:p/>
        </draw:path>
        <draw:path draw:style-name="gr2" draw:text-style-name="P1" xml:id="id9" draw:id="id9" draw:layer="layout" svg:width="3.099cm" svg:height="1.199cm" svg:x="1.4cm" svg:y="15.6cm" svg:viewBox="0 0 3100 1200" svg:d="M0 1200v-1200h3100v1200zM2600 0v1200zM0 900h2600z">
          <text:p/>
        </draw:path>
        <draw:path draw:style-name="gr2" draw:text-style-name="P1" xml:id="id12" draw:id="id12" draw:layer="layout" svg:width="3.099cm" svg:height="1.199cm" svg:x="14.3cm" svg:y="15.6cm" svg:viewBox="0 0 3100 1200" svg:d="M0 1200v-1200h3100v1200zM2600 0v1200zM0 900h2600z">
          <text:p/>
        </draw:path>
        <draw:path draw:style-name="gr2" draw:text-style-name="P1" xml:id="id11" draw:id="id11" draw:layer="layout" svg:width="3.099cm" svg:height="1.199cm" svg:x="9.8cm" svg:y="15.6cm" svg:viewBox="0 0 3100 1200" svg:d="M0 1200v-1200h3100v1200zM2600 0v1200zM0 900h2600z">
          <text:p/>
        </draw:path>
        <draw:path draw:style-name="gr2" draw:text-style-name="P1" xml:id="id10" draw:id="id10" draw:layer="layout" svg:width="3.099cm" svg:height="1.199cm" svg:x="5.7cm" svg:y="15.6cm" svg:viewBox="0 0 3100 1200" svg:d="M0 1200v-1200h3100v1200zM2600 0v1200zM0 900h2600z">
          <text:p/>
        </draw:path>
        <draw:connector draw:style-name="gr3" draw:text-style-name="P1" draw:layer="layout" draw:type="lines" svg:x1="4.5cm" svg:y1="16.2cm" svg:x2="5.7cm" svg:y2="16.2cm" draw:start-shape="id9" draw:start-glue-point="1" draw:end-shape="id10" draw:end-glue-point="3" svg:d="M4500 16200h525 150 525">
          <text:p/>
        </draw:connector>
        <draw:connector draw:style-name="gr3" draw:text-style-name="P1" draw:layer="layout" draw:type="lines" svg:x1="8.8cm" svg:y1="16.2cm" svg:x2="9.8cm" svg:y2="16.2cm" draw:start-shape="id10" draw:start-glue-point="1" draw:end-shape="id11" draw:end-glue-point="3" svg:d="M8800 16200h525-50 525">
          <text:p/>
        </draw:connector>
        <draw:connector draw:style-name="gr3" draw:text-style-name="P1" draw:layer="layout" draw:type="lines" svg:x1="12.9cm" svg:y1="16.2cm" svg:x2="14.3cm" svg:y2="16.2cm" draw:start-shape="id11" draw:start-glue-point="1" draw:end-shape="id12" draw:end-glue-point="3" svg:d="M12900 16200h525 350 525">
          <text:p/>
        </draw:connector>
        <draw:connector draw:style-name="gr3" draw:text-style-name="P1" draw:layer="layout" draw:type="curve" svg:x1="7.25cm" svg:y1="16.8cm" svg:x2="2.95cm" svg:y2="16.8cm" draw:start-shape="id10" draw:start-glue-point="2" draw:end-shape="id9" draw:end-glue-point="2" svg:d="M7250 16800c0 789-4300 789-4300 0">
          <text:p/>
        </draw:connector>
        <draw:connector draw:style-name="gr3" draw:text-style-name="P1" draw:layer="layout" draw:type="curve" svg:x1="11.35cm" svg:y1="16.8cm" svg:x2="7.25cm" svg:y2="16.8cm" draw:start-shape="id11" draw:start-glue-point="2" draw:end-shape="id10" draw:end-glue-point="2" svg:d="M11350 16800c0 789-4100 789-4100 0">
          <text:p/>
        </draw:connector>
        <draw:connector draw:style-name="gr3" draw:text-style-name="P1" draw:layer="layout" draw:type="curve" svg:x1="15.85cm" svg:y1="16.8cm" svg:x2="11.35cm" svg:y2="16.8cm" draw:start-shape="id12" draw:start-glue-point="2" draw:end-shape="id11" svg:d="M15850 16800c0 789-4500 789-4500 0">
          <text:p/>
        </draw:connector>
        <draw:path draw:style-name="gr4" draw:text-style-name="P1" xml:id="id14" draw:id="id14" draw:layer="layout" svg:width="0.647cm" svg:height="0.223cm" svg:x="2.652cm" svg:y="17.876cm" svg:viewBox="0 0 648 224" svg:d="M0 0h648zM0 224h648z">
          <text:p/>
        </draw:path>
        <draw:path draw:style-name="gr4" draw:text-style-name="P1" xml:id="id13" draw:id="id13" draw:layer="layout" svg:width="0.2cm" svg:height="0.599cm" svg:x="18.299cm" svg:y="15.9cm" svg:viewBox="0 0 201 600" svg:d="M1 600l-1-600zM201 600l-1-600z">
          <text:p/>
        </draw:path>
        <draw:connector draw:style-name="gr3" draw:text-style-name="P1" draw:layer="layout" draw:type="curve" svg:x1="17.4cm" svg:y1="16.2cm" svg:x2="18.299cm" svg:y2="16.2cm" draw:start-shape="id12" draw:start-glue-point="1" draw:end-shape="id13" draw:end-glue-point="3" svg:d="M17400 16200h899">
          <text:p/>
        </draw:connector>
        <draw:connector draw:style-name="gr3" draw:text-style-name="P1" draw:layer="layout" draw:type="line" svg:x1="2.95cm" svg:y1="16.8cm" svg:x2="2.976cm" svg:y2="17.876cm" draw:start-shape="id9" draw:start-glue-point="2" draw:end-shape="id14" draw:end-glue-point="0" svg:d="M2950 16800l26 1076">
          <text:p/>
        </draw:connector>
        <draw:frame draw:style-name="gr5" draw:text-style-name="P2" xml:id="id15" draw:id="id15" draw:layer="layout" svg:width="1.7cm" svg:height="0.9cm" svg:x="2.1cm" svg:y="14cm">
          <draw:text-box>
            <text:p><text:span text:style-name="T2">Head</text:span></text:p>
          </draw:text-box>
        </draw:frame>
        <draw:connector draw:style-name="gr3" draw:text-style-name="P1" draw:layer="layout" draw:type="line" svg:x1="2.95cm" svg:y1="14.9cm" svg:x2="2.95cm" svg:y2="15.6cm" draw:start-shape="id15" draw:start-glue-point="2" draw:end-shape="id9" draw:end-glue-point="0" svg:d="M2950 14900v700">
          <text:p/>
        </draw:connector>
        <draw:frame draw:style-name="gr6" draw:text-style-name="P2" xml:id="id16" draw:id="id16" draw:layer="layout" svg:width="2.1cm" svg:height="0.802cm" svg:x="10.3cm" svg:y="13.998cm">
          <draw:text-box>
            <text:p><text:span text:style-name="T2">Last</text:span></text:p>
          </draw:text-box>
        </draw:frame>
        <draw:frame draw:style-name="gr7" draw:layer="layout" svg:width="7.2cm" svg:height="0.963cm" svg:x="11.4cm" svg:y="6.8cm">
          <draw:text-box>
            <text:p><text:span text:style-name="T3">Swapped :Boolean</text:span></text:p>
          </draw:text-box>
        </draw:frame>
        <draw:frame draw:style-name="gr8" draw:layer="layout" svg:width="7.5cm" svg:height="2.387cm" svg:x="1.3cm" svg:y="10cm">
          <draw:text-box>
            <text:p><text:span text:style-name="T3">Insertion</text:span></text:p>
            <text:p/>
            <text:p><text:span text:style-name="T3">1)If Swapped = False</text:span></text:p>
          </draw:text-box>
        </draw:frame>
        <draw:connector draw:style-name="gr3" draw:text-style-name="P1" draw:layer="layout" draw:type="line" svg:x1="11.35cm" svg:y1="14.8cm" svg:x2="11.35cm" svg:y2="15.6cm" draw:start-shape="id16" draw:start-glue-point="2" draw:end-shape="id11" svg:d="M11350 14800v800">
          <text:p/>
        </draw:connector>
        <draw:connector draw:style-name="gr3" draw:text-style-name="P1" draw:layer="layout" draw:type="line" svg:x1="11.35cm" svg:y1="14.8cm" svg:x2="15.85cm" svg:y2="15.6cm" draw:start-shape="id16" draw:start-glue-point="2" draw:end-shape="id12" draw:end-glue-point="0" svg:d="M11350 14800l4500 800">
          <text:p/>
        </draw:connector>
        <draw:frame draw:style-name="gr9" draw:text-style-name="P3" draw:layer="layout" svg:width="0.7cm" svg:height="0.725cm" svg:x="13.1cm" svg:y="16.275cm">
          <draw:text-box>
            <text:p><text:span text:style-name="T4">2</text:span></text:p>
          </draw:text-box>
        </draw:frame>
        <draw:frame draw:style-name="gr9" draw:text-style-name="P3" draw:layer="layout" svg:width="0.8cm" svg:height="0.725cm" svg:x="13.5cm" svg:y="17.575cm">
          <draw:text-box>
            <text:p><text:span text:style-name="T4">3</text:span></text:p>
          </draw:text-box>
        </draw:frame>
        <draw:frame draw:style-name="gr9" draw:text-style-name="P3" draw:layer="layout" svg:width="1cm" svg:height="0.725cm" svg:x="13cm" svg:y="13.9cm">
          <draw:text-box>
            <text:p><text:span text:style-name="T4">4</text:span></text:p>
          </draw:text-box>
        </draw:frame>
        <draw:path draw:style-name="gr10" draw:text-style-name="P4" draw:layer="layout" svg:width="0.798cm" svg:height="0.76cm" svg:x="12.9cm" svg:y="14.7cm" svg:viewBox="0 0 799 761" svg:d="M764 35l-687 726zM0 0l799 756z">
          <text:p/>
        </draw:path>
        <draw:frame draw:style-name="gr11" draw:text-style-name="P5" draw:layer="layout" svg:width="0.8cm" svg:height="0.725cm" svg:x="16.2cm" svg:y="17cm">
          <draw:text-box>
            <text:p text:style-name="P5"><text:span text:style-name="T4">1</text:span></text:p>
          </draw:text-box>
        </draw:frame>
        <draw:frame draw:style-name="gr12" draw:text-style-name="P6" draw:layer="layout" svg:width="12.6cm" svg:height="3.5cm" svg:x="3.4cm" svg:y="18.9cm">
          <draw:text-box>
            <text:p text:style-name="P6"><text:span text:style-name="T5">1)Allocate new cell</text:span></text:p>
            <text:p text:style-name="P6"><text:span text:style-name="T6">2)Make Last cell pointer next point to new cell</text:span></text:p>
            <text:p text:style-name="P6"><text:span text:style-name="T6">3)Make new cell pointer previous point to Last cell</text:span></text:p>
            <text:p text:style-name="P6"><text:span text:style-name="T6">4)Make Last point to the new cell</text:span></text:p>
          </draw:text-box>
        </draw:frame>
      </draw:page>
      <draw:page draw:name="page2" draw:style-name="dp1" draw:master-page-name="Predeterminado">
        <draw:path draw:style-name="gr2" draw:text-style-name="P1" draw:layer="layout" svg:width="3.099cm" svg:height="1.199cm" svg:x="1.8cm" svg:y="6.9cm" svg:viewBox="0 0 3100 1200" svg:d="M0 1200v-1200h3100v1200zM2600 0v1200zM0 900h2600z">
          <text:p/>
        </draw:path>
        <draw:path draw:style-name="gr2" draw:text-style-name="P1" xml:id="id17" draw:id="id17" draw:layer="layout" svg:width="3.099cm" svg:height="1.199cm" svg:x="1.8cm" svg:y="6.9cm" svg:viewBox="0 0 3100 1200" svg:d="M0 1200v-1200h3100v1200zM2600 0v1200zM0 900h2600z">
          <text:p/>
        </draw:path>
        <draw:path draw:style-name="gr2" draw:text-style-name="P1" xml:id="id20" draw:id="id20" draw:layer="layout" svg:width="3.099cm" svg:height="1.199cm" svg:x="14.4cm" svg:y="6.9cm" svg:viewBox="0 0 3100 1200" svg:d="M0 1200v-1200h3100v1200zM2600 0v1200zM0 900h2600z">
          <text:p/>
        </draw:path>
        <draw:path draw:style-name="gr2" draw:text-style-name="P1" xml:id="id19" draw:id="id19" draw:layer="layout" svg:width="3.099cm" svg:height="1.199cm" svg:x="10.1cm" svg:y="6.9cm" svg:viewBox="0 0 3100 1200" svg:d="M0 1200v-1200h3100v1200zM2600 0v1200zM0 900h2600z">
          <text:p/>
        </draw:path>
        <draw:path draw:style-name="gr2" draw:text-style-name="P1" xml:id="id18" draw:id="id18" draw:layer="layout" svg:width="3.099cm" svg:height="1.199cm" svg:x="5.9cm" svg:y="5.2cm" svg:viewBox="0 0 3100 1200" svg:d="M0 1200v-1200h3100v1200zM2600 0v1200zM0 900h2600z">
          <text:p/>
        </draw:path>
        <draw:connector draw:style-name="gr3" draw:text-style-name="P1" draw:layer="layout" draw:type="lines" svg:x1="4.9cm" svg:y1="7.5cm" svg:x2="5.9cm" svg:y2="5.8cm" draw:start-shape="id17" draw:start-glue-point="1" draw:end-shape="id18" draw:end-glue-point="3" svg:d="M4900 7500h525l-50-1700h525">
          <text:p/>
        </draw:connector>
        <draw:connector draw:style-name="gr3" draw:text-style-name="P1" draw:layer="layout" draw:type="lines" svg:x1="9cm" svg:y1="5.8cm" svg:x2="10.1cm" svg:y2="7.5cm" draw:start-shape="id18" draw:start-glue-point="1" draw:end-shape="id19" draw:end-glue-point="3" svg:d="M9000 5800h525l50 1700h525">
          <text:p/>
        </draw:connector>
        <draw:connector draw:style-name="gr3" draw:text-style-name="P1" draw:layer="layout" draw:type="lines" svg:x1="13.2cm" svg:y1="7.5cm" svg:x2="14.4cm" svg:y2="7.5cm" draw:start-shape="id19" draw:start-glue-point="1" draw:end-shape="id20" draw:end-glue-point="3" svg:d="M13200 7500h525 150 525">
          <text:p/>
        </draw:connector>
        <draw:connector draw:style-name="gr3" draw:text-style-name="P1" draw:layer="layout" draw:type="curve" svg:x1="7.45cm" svg:y1="6.4cm" svg:x2="3.35cm" svg:y2="8.1cm" draw:start-shape="id18" draw:start-glue-point="2" draw:end-shape="id17" draw:end-glue-point="2" svg:d="M7450 6400c0 3339-4100 2489-4100 1700">
          <text:p/>
        </draw:connector>
        <draw:connector draw:style-name="gr3" draw:text-style-name="P1" draw:layer="layout" draw:type="curve" svg:x1="11.65cm" svg:y1="8.1cm" svg:x2="7.45cm" svg:y2="6.4cm" draw:start-shape="id19" draw:start-glue-point="2" draw:end-shape="id18" draw:end-glue-point="2" svg:d="M11650 8100c0 789-4200 1639-4200-1700">
          <text:p/>
        </draw:connector>
        <draw:connector draw:style-name="gr3" draw:text-style-name="P1" draw:layer="layout" draw:type="curve" svg:x1="15.95cm" svg:y1="8.1cm" svg:x2="11.65cm" svg:y2="8.1cm" draw:start-shape="id20" draw:start-glue-point="2" draw:end-shape="id19" svg:d="M15950 8100c0 789-4300 789-4300 0">
          <text:p/>
        </draw:connector>
        <draw:path draw:style-name="gr4" draw:text-style-name="P1" xml:id="id22" draw:id="id22" draw:layer="layout" svg:width="0.647cm" svg:height="0.223cm" svg:x="3.052cm" svg:y="9.176cm" svg:viewBox="0 0 648 224" svg:d="M0 0h648zM0 224h648z">
          <text:p/>
        </draw:path>
        <draw:path draw:style-name="gr4" draw:text-style-name="P1" xml:id="id21" draw:id="id21" draw:layer="layout" svg:width="0.2cm" svg:height="0.599cm" svg:x="18.699cm" svg:y="7.2cm" svg:viewBox="0 0 201 600" svg:d="M1 600l-1-600zM201 600l-1-600z">
          <text:p/>
        </draw:path>
        <draw:connector draw:style-name="gr3" draw:text-style-name="P1" draw:layer="layout" draw:type="curve" svg:x1="17.5cm" svg:y1="7.5cm" svg:x2="18.699cm" svg:y2="7.5cm" draw:start-shape="id20" draw:start-glue-point="1" draw:end-shape="id21" draw:end-glue-point="3" svg:d="M17500 7500h1199">
          <text:p/>
        </draw:connector>
        <draw:connector draw:style-name="gr3" draw:text-style-name="P1" draw:layer="layout" draw:type="line" svg:x1="3.35cm" svg:y1="8.1cm" svg:x2="3.376cm" svg:y2="9.176cm" draw:start-shape="id17" draw:start-glue-point="2" draw:end-shape="id22" draw:end-glue-point="0" svg:d="M3350 8100l26 1076">
          <text:p/>
        </draw:connector>
        <draw:frame draw:style-name="gr5" draw:text-style-name="P2" xml:id="id23" draw:id="id23" draw:layer="layout" svg:width="1.7cm" svg:height="0.9cm" svg:x="2.5cm" svg:y="4.5cm">
          <draw:text-box>
            <text:p><text:span text:style-name="T2">Head</text:span></text:p>
          </draw:text-box>
        </draw:frame>
        <draw:connector draw:style-name="gr3" draw:text-style-name="P1" draw:layer="layout" draw:type="line" svg:x1="3.35cm" svg:y1="5.4cm" svg:x2="3.35cm" svg:y2="6.9cm" draw:start-shape="id23" draw:start-glue-point="2" draw:end-shape="id17" draw:end-glue-point="0" svg:d="M3350 5400v1500">
          <text:p/>
        </draw:connector>
        <draw:frame draw:style-name="gr6" draw:text-style-name="P2" xml:id="id24" draw:id="id24" draw:layer="layout" svg:width="2.1cm" svg:height="0.802cm" svg:x="14.9cm" svg:y="5.4cm">
          <draw:text-box>
            <text:p><text:span text:style-name="T2">Last</text:span></text:p>
          </draw:text-box>
        </draw:frame>
        <draw:connector draw:style-name="gr3" draw:text-style-name="P1" draw:layer="layout" draw:type="line" svg:x1="15.95cm" svg:y1="6.202cm" svg:x2="15.95cm" svg:y2="6.9cm" draw:start-shape="id24" draw:start-glue-point="2" draw:end-shape="id20" draw:end-glue-point="0" svg:d="M15950 6202v698">
          <text:p/>
        </draw:connector>
        <draw:frame draw:style-name="gr13" draw:layer="layout" svg:width="7.8cm" svg:height="1.1cm" svg:x="1.7cm" svg:y="1.9cm">
          <draw:text-box>
            <text:p><text:span text:style-name="T3">2) If Swapped = <text:s/>true</text:span></text:p>
          </draw:text-box>
        </draw:frame>
        <draw:path draw:style-name="gr10" draw:text-style-name="P4" draw:layer="layout" svg:width="0.798cm" svg:height="0.76cm" svg:x="5.8cm" svg:y="7.239cm" svg:viewBox="0 0 799 761" svg:d="M764 35l-687 726zM0 0l799 756z">
          <text:p/>
        </draw:path>
        <draw:connector draw:style-name="gr3" draw:text-style-name="P1" draw:layer="layout" svg:x1="5.198cm" svg:y1="7.73cm" svg:x2="9.771cm" svg:y2="7.73cm" svg:d="M5198 7730h4573">
          <text:p/>
        </draw:connector>
        <draw:connector draw:style-name="gr3" draw:text-style-name="P1" draw:layer="layout" draw:type="curve" draw:line-skew="1.646cm" svg:x1="11.65cm" svg:y1="8.1cm" svg:x2="4.045cm" svg:y2="8.24cm" draw:start-shape="id19" draw:start-glue-point="2" svg:d="M11650 8100c0 3258-7605 3188-7605 140">
          <text:p/>
        </draw:connector>
        <draw:path draw:style-name="gr10" draw:text-style-name="P4" draw:layer="layout" svg:width="0.798cm" svg:height="0.76cm" svg:x="7.602cm" svg:y="10.1cm" svg:viewBox="0 0 799 761" svg:d="M764 35l-687 726zM0 0l799 756z">
          <text:p/>
        </draw:path>
        <draw:frame draw:style-name="gr14" draw:text-style-name="P5" draw:layer="layout" svg:width="0.8cm" svg:height="1.025cm" svg:x="6.4cm" svg:y="4.375cm">
          <draw:text-box>
            <text:p text:style-name="P5"><text:span text:style-name="T4">1</text:span></text:p>
          </draw:text-box>
        </draw:frame>
        <draw:frame draw:style-name="gr15" draw:text-style-name="P5" draw:layer="layout" svg:width="0.8cm" svg:height="0.725cm" svg:x="10.4cm" svg:y="8.9cm">
          <draw:text-box>
            <text:p text:style-name="P5"><text:span text:style-name="T4">3</text:span></text:p>
          </draw:text-box>
        </draw:frame>
        <draw:frame draw:style-name="gr15" draw:text-style-name="P5" draw:layer="layout" svg:width="0.8cm" svg:height="0.725cm" svg:x="5.4cm" svg:y="6.4cm">
          <draw:text-box>
            <text:p text:style-name="P5"><text:span text:style-name="T4">3</text:span></text:p>
          </draw:text-box>
        </draw:frame>
        <draw:frame draw:style-name="gr15" draw:text-style-name="P5" draw:layer="layout" svg:width="0.8cm" svg:height="0.725cm" svg:x="6.2cm" svg:y="8.475cm">
          <draw:text-box>
            <text:p text:style-name="P5"><text:span text:style-name="T4">2</text:span></text:p>
          </draw:text-box>
        </draw:frame>
        <draw:frame draw:style-name="gr15" draw:text-style-name="P5" draw:layer="layout" svg:width="0.8cm" svg:height="0.725cm" svg:x="9.6cm" svg:y="5.3cm">
          <draw:text-box>
            <text:p text:style-name="P5"><text:span text:style-name="T4">2</text:span></text:p>
          </draw:text-box>
        </draw:frame>
        <draw:frame draw:style-name="gr16" draw:text-style-name="P6" draw:layer="layout" svg:width="12.6cm" svg:height="4.691cm" svg:x="1.6cm" svg:y="11.5cm">
          <draw:text-box>
            <text:p text:style-name="P6"><text:span text:style-name="T5">1)Allocate new cell</text:span></text:p>
            <text:p text:style-name="P6"><text:span text:style-name="T6">2)Make new cell next pointer point to the next pointer of head and new cell previous pointer point to head.</text:span></text:p>
            <text:p text:style-name="P6"><text:span text:style-name="T6">3)Make new cell point to next pointer of head, and make next pointer of head point to new cell</text:span></text:p>
            <text:p text:style-name="P6"><text:span text:style-name="T7"/></text:p>
            <text:p text:style-name="P6"><text:span text:style-name="T7"/></text:p>
            <text:p text:style-name="P6"><text:span text:style-name="T7"/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no_20_tiene_20_relleno_20_o_20_lineas" style:display-name="Objeto no tiene relleno o lineas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drian Juan Lora</meta:initial-creator>
    <meta:creation-date>2015-11-17T10:32:56.29</meta:creation-date>
    <dc:date>2015-11-17T11:49:23.59</dc:date>
    <dc:creator>Adrian Juan Lora</dc:creator>
    <meta:editing-duration>PT1H14M6S</meta:editing-duration>
    <meta:editing-cycles>4</meta:editing-cycles>
    <meta:generator>OpenOffice/4.1.1$Win32 OpenOffice.org_project/411m6$Build-9775</meta:generator>
    <meta:document-statistic meta:object-count="79"/>
  </office:meta>
</office:document-meta>
</file>